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0d3b8" officeooo:paragraph-rsid="0020d3b8"/>
    </style:style>
    <style:style style:name="P2" style:family="paragraph" style:parent-style-name="Standard">
      <style:text-properties officeooo:paragraph-rsid="00247370"/>
    </style:style>
    <style:style style:name="T1" style:family="text">
      <style:text-properties officeooo:rsid="0021e535"/>
    </style:style>
    <style:style style:name="T2" style:family="text">
      <style:text-properties officeooo:rsid="0023122b"/>
    </style:style>
    <style:style style:name="T3" style:family="text">
      <style:text-properties officeooo:rsid="002473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!/bin/bash</text:p>
      <text:p text:style-name="Standard"/>
      <text:p text:style-name="Standard">set -ex</text:p>
      <text:p text:style-name="Standard">set -o pipefail</text:p>
      <text:p text:style-name="Standard"/>
      <text:p text:style-name="Standard">exec &gt; &gt;(tee /var/log/user_data.log | logger -t user_data) 2&gt;&amp;1</text:p>
      <text:p text:style-name="Standard">echo BEGIN</text:p>
      <text:p text:style-name="Standard">BEGINTIME=$(date +%s)</text:p>
      <text:p text:style-name="Standard">date "+%Y-%m-%d %H:%M:%S"</text:p>
      <text:p text:style-name="Standard"/>
      <text:p text:style-name="Standard">yum update -y</text:p>
      <text:p text:style-name="Standard">yum install -y git python3 gcc postgresql-devel python3-devel.x86_64</text:p>
      <text:p text:style-name="Standard"/>
      <text:p text:style-name="Standard">adduser airflow</text:p>
      <text:p text:style-name="Standard">AIRFLOW_HOME=/home/airflow</text:p>
      <text:p text:style-name="Standard">AIRFLOW_ENV="$AIRFLOW_HOME"/airflow.env</text:p>
      <text:p text:style-name="Standard">AIRFLOW_BIN=/usr/local/bin/airflow</text:p>
      <text:p text:style-name="Standard"/>
      <text:p text:style-name="Standard">cat &lt;&lt; EOF &gt; "$AIRFLOW_ENV"</text:p>
      <text:p text:style-name="Standard">AIRFLOW_HOME="$AIRFLOW_HOME"</text:p>
      <text:p text:style-name="Standard">AIRFLOW_CONFIG="$AIRFLOW_HOME"/airflow.cfg</text:p>
      <text:p text:style-name="Standard">EOF</text:p>
      <text:p text:style-name="Standard"/>
      <text:p text:style-name="Standard">cat &lt;&lt; EOF &gt; "$AIRFLOW_HOME"/airflow.cfg</text:p>
      <text:p text:style-name="Standard">[core]</text:p>
      <text:p text:style-name="Standard">dags_folder = /home/airflow/dags</text:p>
      <text:p text:style-name="Standard">base_log_folder = /home/airflow/logs</text:p>
      <text:p text:style-name="Standard">remote_logging = True</text:p>
      <text:p text:style-name="Standard">remote_log_conn_id = aws_default</text:p>
      <text:p text:style-name="Standard">remote_base_log_folder = <text:span text:style-name="T1">s3://jschnab-test-bucket/airflow/logs/</text:span></text:p>
      <text:p text:style-name="Standard">encrypt_s3_logs = False</text:p>
      <text:p text:style-name="Standard">logging_level = INFO</text:p>
      <text:p text:style-name="Standard">fab_logging_level = WARN</text:p>
      <text:p text:style-name="Standard">colored_console_log = True</text:p>
      <text:p text:style-name="Standard">colored_log_format = [%%(blue)s%%(asctime)s%%(reset)s] {%%(blue)s%%(filename)s:%%(reset)s%%(lineno)d} %%(log_color)s%%(levelname)s%%(reset)s - %%(log_color)s%%(message)s%%(reset)s</text:p>
      <text:p text:style-name="Standard">colored_formatter_class = airflow.utils.log.colored_log.CustomTTYColoredFormatter</text:p>
      <text:p text:style-name="Standard">log_format = [%%(asctime)s] {%%(filename)s:%%(lineno)d} %%(levelname)s - %%(message)s</text:p>
      <text:p text:style-name="Standard">simple_log_format = %%(asctime)s %%(levelname)s - %%(message)s</text:p>
      <text:p text:style-name="Standard">log_filename_template = {{ ti.dag_id }}/{{ ti.task_id }}/{{ ts }}/{{ try_number }}.log</text:p>
      <text:p text:style-name="Standard">log_processor_filename_template = {{ filename }}.log</text:p>
      <text:p text:style-name="Standard">dag_processor_manager_log_location = /home/airflow/logs/dag_processor_manager/dag_processor_manager.log</text:p>
      <text:p text:style-name="Standard">hostname_callable = socket:getfqdn</text:p>
      <text:p text:style-name="Standard">default_timezone = utc</text:p>
      <text:p text:style-name="Standard">executor = CeleryExecutor</text:p>
      <text:p text:style-name="Standard">sql_alchemy_conn = postgresql://<text:span text:style-name="T3">airflow:indica69@</text:span>airflow-metadata.c54eyuvt4iqx.us-east-1.rds.amazonaws.com:<text:span text:style-name="T3">5432/airflow</text:span></text:p>
      <text:p text:style-name="Standard"><text:soft-page-break/>sql_engine_encoding = utf-8</text:p>
      <text:p text:style-name="Standard">sql_alchemy_pool_enabled = True</text:p>
      <text:p text:style-name="Standard">sql_alchemy_pool_size = 5</text:p>
      <text:p text:style-name="Standard">sql_alchemy_max_overflow = 10</text:p>
      <text:p text:style-name="Standard">sql_alchemy_pool_recycle = 1800</text:p>
      <text:p text:style-name="Standard">sql_alchemy_reconnect_timeout = 300</text:p>
      <text:p text:style-name="Standard">parallelism = 32</text:p>
      <text:p text:style-name="Standard">dag_concurrency = 16</text:p>
      <text:p text:style-name="Standard">dags_are_paused_at_creation = True</text:p>
      <text:p text:style-name="Standard">max_active_runs_per_dag = 16</text:p>
      <text:p text:style-name="Standard">load_examples = False</text:p>
      <text:p text:style-name="Standard">plugins_folder = /home/airflow/plugins</text:p>
      <text:p text:style-name="Standard">donot_pickle = False</text:p>
      <text:p text:style-name="Standard">dagbag_import_timeout = 30</text:p>
      <text:p text:style-name="Standard">task_runner = StandardTaskRunner</text:p>
      <text:p text:style-name="Standard">secure_mode = False</text:p>
      <text:p text:style-name="Standard">unit_test_mode = False</text:p>
      <text:p text:style-name="Standard">task_log_reader = task</text:p>
      <text:p text:style-name="Standard">enable_xcom_pickling = True</text:p>
      <text:p text:style-name="Standard">killed_task_cleanup_time = 60</text:p>
      <text:p text:style-name="Standard">dag_run_conf_overrides_params = False</text:p>
      <text:p text:style-name="Standard">worker_precheck = False</text:p>
      <text:p text:style-name="Standard">dag_discovery_safe_mode = True</text:p>
      <text:p text:style-name="Standard"/>
      <text:p text:style-name="Standard">[cli]</text:p>
      <text:p text:style-name="Standard">api_client = airflow.api.client.local_client</text:p>
      <text:p text:style-name="Standard">endpoint_url = http://localhost:8080</text:p>
      <text:p text:style-name="Standard"/>
      <text:p text:style-name="Standard">[api]</text:p>
      <text:p text:style-name="Standard">auth_backend = airflow.api.auth.backend.default</text:p>
      <text:p text:style-name="Standard"/>
      <text:p text:style-name="Standard">[lineage]</text:p>
      <text:p text:style-name="Standard">backend =</text:p>
      <text:p text:style-name="Standard"/>
      <text:p text:style-name="Standard">[atlas]</text:p>
      <text:p text:style-name="Standard">sasl_enabled = False</text:p>
      <text:p text:style-name="Standard">host =</text:p>
      <text:p text:style-name="Standard">port = 21000</text:p>
      <text:p text:style-name="Standard">username =</text:p>
      <text:p text:style-name="Standard">password =</text:p>
      <text:p text:style-name="Standard"/>
      <text:p text:style-name="Standard">[operators]</text:p>
      <text:p text:style-name="Standard">default_owner = airflow</text:p>
      <text:p text:style-name="Standard">default_cpus = 1</text:p>
      <text:p text:style-name="Standard">default_ram = 256</text:p>
      <text:p text:style-name="Standard">default_disk = 512</text:p>
      <text:p text:style-name="Standard">default_gpus = 0</text:p>
      <text:p text:style-name="Standard"/>
      <text:p text:style-name="Standard">[webserver]</text:p>
      <text:p text:style-name="Standard"><text:soft-page-break/>base_url = http://localhost:8080</text:p>
      <text:p text:style-name="Standard">web_server_host = 0.0.0.0</text:p>
      <text:p text:style-name="Standard">web_server_port = 8080</text:p>
      <text:p text:style-name="Standard">web_server_ssl_cert =</text:p>
      <text:p text:style-name="Standard">web_server_ssl_key =</text:p>
      <text:p text:style-name="Standard">web_server_master_timeout = 120</text:p>
      <text:p text:style-name="Standard"># kill worker if they don't start within 5 min</text:p>
      <text:p text:style-name="Standard">web_server_worker_timeout = 300</text:p>
      <text:p text:style-name="Standard">worker_refresh_batch_size = 1</text:p>
      <text:p text:style-name="Standard"># restart worker every 30 min instead of every 30 sec</text:p>
      <text:p text:style-name="Standard">worker_refresh_interval = 1800</text:p>
      <text:p text:style-name="Standard">secret_key = temporary_key</text:p>
      <text:p text:style-name="Standard"># number of CPU cores + 1</text:p>
      <text:p text:style-name="Standard">workers = 2</text:p>
      <text:p text:style-name="Standard">worker_class = sync</text:p>
      <text:p text:style-name="Standard">access_logfile = -</text:p>
      <text:p text:style-name="Standard">error_logfile = -</text:p>
      <text:p text:style-name="Standard">expose_config = False</text:p>
      <text:p text:style-name="Standard">authenticate = False</text:p>
      <text:p text:style-name="Standard">filter_by_owner = False</text:p>
      <text:p text:style-name="Standard">owner_mode = user</text:p>
      <text:p text:style-name="Standard">dag_default_view = tree</text:p>
      <text:p text:style-name="Standard">dag_orientation = LR</text:p>
      <text:p text:style-name="Standard">demo_mode = False</text:p>
      <text:p text:style-name="Standard">log_fetch_timeout_sec = 5</text:p>
      <text:p text:style-name="Standard">hide_paused_dags_by_default = False</text:p>
      <text:p text:style-name="Standard">page_size = 100</text:p>
      <text:p text:style-name="Standard">rbac = False</text:p>
      <text:p text:style-name="Standard">navbar_color = #007A87</text:p>
      <text:p text:style-name="Standard">default_dag_run_display_number = 25</text:p>
      <text:p text:style-name="Standard">enable_proxy_fix = False</text:p>
      <text:p text:style-name="Standard">cookie_secure = False</text:p>
      <text:p text:style-name="Standard">default_wrap = False</text:p>
      <text:p text:style-name="Standard"/>
      <text:p text:style-name="Standard">[scheduler]</text:p>
      <text:p text:style-name="Standard">job_heartbeat_sec = 5</text:p>
      <text:p text:style-name="Standard">scheduler_heartbeat_sec = 5</text:p>
      <text:p text:style-name="Standard">run_duration = -1</text:p>
      <text:p text:style-name="Standard">min_file_process_interval = 30</text:p>
      <text:p text:style-name="Standard">dag_dir_list_interval = 300</text:p>
      <text:p text:style-name="Standard">print_stats_interval = 30</text:p>
      <text:p text:style-name="Standard">scheduler_health_check_threshold = 30</text:p>
      <text:p text:style-name="Standard">child_process_log_directory = /home/airflow/logs/scheduler</text:p>
      <text:p text:style-name="Standard">scheduler_zombie_task_threshold = 300</text:p>
      <text:p text:style-name="Standard">catchup_by_default = True</text:p>
      <text:p text:style-name="Standard">max_tis_per_query = 512</text:p>
      <text:p text:style-name="Standard">statsd_on = False</text:p>
      <text:p text:style-name="Standard">statsd_host = localhost</text:p>
      <text:p text:style-name="Standard">statsd_port = 8125</text:p>
      <text:p text:style-name="Standard"><text:soft-page-break/>statsd_prefix = airflow</text:p>
      <text:p text:style-name="Standard">max_threads = 1</text:p>
      <text:p text:style-name="Standard">authenticate = False</text:p>
      <text:p text:style-name="Standard">use_job_schedule = True</text:p>
      <text:p text:style-name="Standard"/>
      <text:p text:style-name="Standard">[admin]</text:p>
      <text:p text:style-name="Standard">hide_sensitive_variable_fields = True</text:p>
      <text:p text:style-name="Standard"/>
      <text:p text:style-name="Standard">[celery]</text:p>
      <text:p text:style-name="Standard">celery_app_name = airflow.executors.celery_executor</text:p>
      <text:p text:style-name="Standard">worker_concurrency = 1</text:p>
      <text:p text:style-name="Standard">worker_log_server_port = 8793</text:p>
      <text:p text:style-name="Standard">broker_url = sqs://</text:p>
      <text:p text:style-name="P2">result_backend = db+postgresql://<text:span text:style-name="T3">airflow:indica69@</text:span>airflow-metadata.c54eyuvt4iqx.us-east-1.rds.amazonaws.com:<text:span text:style-name="T3">5432/airflow</text:span></text:p>
      <text:p text:style-name="Standard">default_queue = real-estate-harvesting</text:p>
      <text:p text:style-name="Standard">celery_config_options = airflow.config_templates.default_celery.DEFAULT_CELERY_CONFIG</text:p>
      <text:p text:style-name="Standard">pool = prefork</text:p>
      <text:p text:style-name="Standard">operation_timeout = 2</text:p>
      <text:p text:style-name="Standard"/>
      <text:p text:style-name="Standard">[celery_broker_transport_options]</text:p>
      <text:p text:style-name="Standard">visibility_timeout = 10800</text:p>
      <text:p text:style-name="Standard">EOF</text:p>
      <text:p text:style-name="Standard"/>
      <text:p text:style-name="Standard"/>
      <text:p text:style-name="Standard">pip3 install <text:span text:style-name="T2">psycopg2 </text:span>bs4 torrequest awscli boto3 apache-airflow[celery]</text:p>
      <text:p text:style-name="Standard"/>
      <text:p text:style-name="Standard">mkdir /home/ec2-user/.aws</text:p>
      <text:p text:style-name="Standard">cat &lt;&lt; EOT &gt; /home/ec2-user/.aws/config</text:p>
      <text:p text:style-name="Standard">[default]</text:p>
      <text:p text:style-name="Standard">region = us-east-1</text:p>
      <text:p text:style-name="Standard">output = json</text:p>
      <text:p text:style-name="Standard">EOT</text:p>
      <text:p text:style-name="Standard"/>
      <text:p text:style-name="Standard">git clone https://github.com/jschnab/real-estate-scraping.git</text:p>
      <text:p text:style-name="Standard">mv real-estate-scraping "$AIRFLOW_HOME"/real-estate-scraping</text:p>
      <text:p text:style-name="Standard"/>
      <text:p text:style-name="P1">mkdir “$AIRFLOW_HOME”/logs</text:p>
      <text:p text:style-name="Standard">chown -R airflow:airflow "$AIRFLOW_HOME"</text:p>
      <text:p text:style-name="Standard"/>
      <text:p text:style-name="Standard">nohup airflow webserver $* &gt;&gt; "$AIRFLOW_HOME"/logs/webserver.log &amp;</text:p>
      <text:p text:style-name="Standard">nohup airflow scheduler &gt;&gt; "$AIRFLOW_HOME"/logs/scheduler.log &amp;</text:p>
      <text:p text:style-name="Standard"/>
      <text:p text:style-name="Standard">date "+%Y-%m-%d %H:%M:%S"</text:p>
      <text:p text:style-name="Standard">ENDTIME=$(date +%s)</text:p>
      <text:p text:style-name="Standard">echo "deployment took $((ENDTIME - BEGINTIME)) seconds"</text:p>
      <text:p text:style-name="Standard">echo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0:35:37.372750161</meta:creation-date>
    <dc:date>2020-04-25T11:42:18.290262570</dc:date>
    <meta:editing-duration>PT1H6M4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" meta:paragraph-count="166" meta:word-count="516" meta:character-count="4970" meta:non-whitespace-character-count="4620"/>
  </office:meta>
</office:document-meta>
</file>